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30.2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Granate idiomorf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Idiomorfo con formas romboédrica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Alto - Muy alt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Varían de incoloros a rosados y marr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Tot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5" table:style-name="ce6">
            <text:p>5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uarzo 40%</text:p>
          </table:table-cell>
          <table:table-cell office:value-type="string" table:style-name="ce8">
            <text:p>Micas 10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Granate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(Fe,Mg,Mn,Ca)<text:span text:style-name="T2">3</text:span>(Al,Cr,Fe)<text:span text:style-name="T2">2</text:span>(SiO<text:span text:style-name="T2">4</text:span>)<text:span text:style-name="T2">3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11">
            <text:p>Idiomorfas, alotriomorfas, rombododecaédricas, euhédricas, poligonales, esqueléticas o en inclusiones.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Alto - muy al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Varía de incoloro a rosados, amarillentos, marrones y verdos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n</text:p>
          </table:table-cell>
          <table:table-cell office:value-type="string" table:style-name="ce5">
            <text:p>A kelifita, clorita, epidota y raramente a biotita, hornblenda, escapolita, feldspato, hematites, entre otr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Tot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siempre visi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No tien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o tiene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Raquel Arasanz</meta:initial-creator>
    <dc:creator>Miguel</dc:creator>
    <meta:creation-date>2018-02-14T10:30:30Z</meta:creation-date>
    <dc:date>2018-11-23T20:16:21Z</dc:date>
    <meta:editing-cycles>4</meta:editing-cycles>
    <meta:editing-duration>PT1440S</meta:editing-duration>
  </office:meta>
</office:document-meta>
</file>